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8cm" svg:height="8.997cm" svg:x="6.876cm" svg:y="0.001cm">
            <draw:object draw:notify-on-update-of-ranges="Sheet1.B1:Sheet1.B1 Sheet1.B2:Sheet1.B1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lugosc sciezki</text:p>
          </table:table-cell>
          <table:table-cell office:value-type="string">
            <text:p>średni czas wykonan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437144545455">
            <text:p>0,04371445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672911428571">
            <text:p>0,067291142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7689615">
            <text:p>0,0768961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10848805556">
            <text:p>0,110848805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61380781818">
            <text:p>0,16138078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25338013333">
            <text:p>0,22533801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87353393617">
            <text:p>0,287353393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59186080357">
            <text:p>0,359186080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45328868617">
            <text:p>0,45328868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32902395062">
            <text:p>0,532902395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606741762295">
            <text:p>0,606741762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657070672131">
            <text:p>0,657070672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776023194444">
            <text:p>0,776023194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67150066667">
            <text:p>0,7671500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776697">
            <text:p>0,7766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.04.2013</text:date>, <text:time>22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22:29:58</dc:date>
    <dc:creator>Marek Jasiński</dc:creator>
    <meta:generator>OpenOffice.org/3.4.1$Unix OpenOffice.org_project/341m1$Build-9593</meta:generator>
    <meta:editing-duration>PT3M59S</meta:editing-duration>
    <meta:editing-cycles>2</meta:editing-cycles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regression-type="linear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4b1f6f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1cm" svg:height="8.998cm" xlink:href=".." xlink:type="simple" chart:class="chart:bar" chart:style-name="ch1">
        <chart:title svg:x="5.628cm" svg:y="0.315cm" chart:style-name="ch2">
          <text:p>Graf |V|=500 |E|=1000</text:p>
        </chart:title>
        <chart:legend chart:legend-position="end" svg:x="11.076cm" svg:y="3.769cm" style:legend-expansion="high" chart:style-name="ch3"/>
        <chart:plot-area chart:style-name="ch4" table:cell-range-address="Sheet1.B1:Sheet1.B16" chart:data-source-has-labels="row" svg:x="1.323cm" svg:y="1.627cm" svg:width="9.115cm" svg:height="6.218cm">
          <chartooo:coordinate-region svg:x="2.073cm" svg:y="1.821cm" svg:width="8.365cm" svg:height="5.388cm"/>
          <chart:axis chart:dimension="x" chart:name="primary-x" chart:style-name="ch5">
            <chart:title svg:x="4.757cm" svg:y="8.025cm" chart:style-name="ch6">
              <text:p>długość ścieżki</text:p>
            </chart:title>
          </chart:axis>
          <chart:axis chart:dimension="y" chart:name="primary-y" chart:style-name="ch7">
            <chart:title svg:x="0.451cm" svg:y="5.338cm" chart:style-name="ch8">
              <text:p>czas [s]</text:p>
            </chart:title>
            <chart:grid chart:style-name="ch9" chart:class="major"/>
          </chart:axis>
          <chart:series chart:style-name="ch10" chart:values-cell-range-address="Sheet1.B2:Sheet1.B16" chart:label-cell-address="Sheet1.B1:Sheet1.B1" chart:class="chart:bar">
            <chart:regression-curve chart:style-name="ch11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wykonani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7144545455">
                <text:p>0.0437144545455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2911428571">
                <text:p>0.067291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689615">
                <text:p>0.07689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0848805556">
                <text:p>0.11084880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1380781818">
                <text:p>0.1613807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5338013333">
                <text:p>0.22533801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7353393617">
                <text:p>0.287353393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9186080357">
                <text:p>0.359186080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328868617">
                <text:p>0.45328868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2902395062">
                <text:p>0.532902395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741762295">
                <text:p>0.606741762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7070672131">
                <text:p>0.657070672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6023194444">
                <text:p>0.77602319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7150066667">
                <text:p>0.7671500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6697">
                <text:p>0.776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